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73000000809115CBDD.png" manifest:media-type="image/png"/>
  <manifest:file-entry manifest:full-path="Pictures/100002010000025800000384D7361B90.png" manifest:media-type="image/png"/>
  <manifest:file-entry manifest:full-path="Pictures/10000000000000FA000001A8D093518D.png" manifest:media-type="image/png"/>
  <manifest:file-entry manifest:full-path="Pictures/1000020100000080000000804EC3E4B1.png" manifest:media-type="image/png"/>
  <manifest:file-entry manifest:full-path="Pictures/10000200000001EC0000017AF605C936.png" manifest:media-type="image/png"/>
  <manifest:file-entry manifest:full-path="Pictures/100000000000022E000001EFF01ADA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808080" draw:marker-start-width="0.28cm" draw:marker-end-width="0.28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9cm" draw:marker-end-width="0.2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draw:start-line-spacing-horizontal="1cm" draw:start-line-spacing-vertical="0.6cm" draw:end-line-spacing-horizontal="0.7cm" draw:end-line-spacing-vertical="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.02cm" svg:stroke-color="#000000" draw:marker-start-width="0.24cm" draw:marker-end-width="0.24cm" draw:fill="solid" draw:fill-color="#e6e6e6" draw:auto-grow-height="true" draw:auto-grow-width="false" fo:max-height="0cm" fo:min-height="0.375cm" fo:padding-top="0.135cm" fo:padding-bottom="0.135cm" fo:padding-left="0.26cm" fo:padding-right="0.26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4.8cm" svg:height="18.4cm" svg:x="2.8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199cm" svg:height="4.4cm" svg:x="22.801cm" svg:y="14.8cm">
          <draw:image xlink:href="Pictures/100002010000025800000384D7361B90.png" xlink:type="simple" xlink:show="embed" xlink:actuate="onLoad">
            <text:p/>
          </draw:image>
        </draw:frame>
        <draw:frame draw:style-name="gr2" draw:text-style-name="P1" xml:id="id1" draw:id="id1" draw:layer="layout" svg:width="2.382cm" svg:height="2.449cm" svg:x="5.618cm" svg:y="3.351cm">
          <draw:image xlink:href="Pictures/100000000000022E000001EFF01ADAA7.png" xlink:type="simple" xlink:show="embed" xlink:actuate="onLoad">
            <text:p/>
          </draw:image>
        </draw:frame>
        <draw:frame draw:style-name="gr3" draw:text-style-name="P1" xml:id="id3" draw:id="id3" draw:layer="layout" svg:width="2.382cm" svg:height="2.449cm" svg:x="20.618cm" svg:y="3.351cm">
          <draw:image xlink:href="Pictures/100000000000022E000001EFF01ADAA7.png" xlink:type="simple" xlink:show="embed" xlink:actuate="onLoad">
            <text:p/>
          </draw:image>
        </draw:frame>
        <draw:frame draw:style-name="gr3" draw:text-style-name="P1" xml:id="id2" draw:id="id2" draw:layer="layout" svg:width="1.8cm" svg:height="2.509cm" svg:x="10.1cm" svg:y="3.32cm">
          <draw:image xlink:href="Pictures/10000000000000FA000001A8D093518D.png" xlink:type="simple" xlink:show="embed" xlink:actuate="onLoad">
            <text:p/>
          </draw:image>
        </draw:frame>
        <draw:frame draw:style-name="gr2" draw:text-style-name="P1" xml:id="id4" draw:id="id4" draw:layer="layout" svg:width="1.706cm" svg:height="2.509cm" svg:x="16.69cm" svg:y="3.32cm">
          <draw:image xlink:href="Pictures/10000000000000FA000001A8D093518D.png" xlink:type="simple" xlink:show="embed" xlink:actuate="onLoad">
            <text:p/>
          </draw:image>
        </draw:frame>
        <draw:connector draw:style-name="gr4" draw:text-style-name="P2" draw:layer="layout" draw:line-skew="-0.05cm" svg:x1="8cm" svg:y1="4.575cm" svg:x2="10.1cm" svg:y2="4.574cm" draw:start-shape="id1" draw:start-glue-point="1" draw:end-shape="id2" draw:end-glue-point="3" svg:d="m8000 4575h1000v-1h1100" svg:viewBox="0 0 2101 2">
          <text:p/>
        </draw:connector>
        <draw:connector draw:style-name="gr5" draw:text-style-name="P1" draw:layer="layout" svg:x1="20.618cm" svg:y1="4.575cm" svg:x2="18.396cm" svg:y2="4.574cm" draw:start-shape="id3" draw:start-glue-point="3" draw:end-shape="id4" draw:end-glue-point="1" svg:d="m20618 4575h-1111v-1h-1111" svg:viewBox="0 0 2223 2">
          <text:p/>
        </draw:connector>
        <draw:frame draw:style-name="gr2" draw:text-style-name="P1" xml:id="id6" draw:id="id6" draw:layer="layout" svg:width="2.6cm" svg:height="3.2cm" svg:x="8.79cm" svg:y="14.6cm">
          <draw:image xlink:href="Pictures/1000020100000073000000809115CBDD.png" xlink:type="simple" xlink:show="embed" xlink:actuate="onLoad">
            <text:p/>
          </draw:image>
        </draw:frame>
        <draw:connector draw:style-name="gr4" draw:text-style-name="P1" xml:id="id5" draw:id="id5" draw:layer="layout" svg:x1="6.809cm" svg:y1="3.351cm" svg:x2="3.776cm" svg:y2="10.473cm" draw:start-shape="id1" draw:start-glue-point="0" svg:d="m6809 3351v-500h-3033v7622" svg:viewBox="0 0 3034 7623">
          <text:p/>
        </draw:connector>
        <draw:connector draw:style-name="gr6" draw:text-style-name="P1" xml:id="id8" draw:id="id8" draw:layer="layout" svg:x1="21.809cm" svg:y1="3.351cm" svg:x2="25.797cm" svg:y2="10.335cm" draw:start-shape="id3" draw:start-glue-point="0" svg:d="m21809 3351v-600h3988v7584" svg:viewBox="0 0 3989 7585">
          <text:p/>
        </draw:connector>
        <draw:connector draw:style-name="gr4" draw:text-style-name="P1" draw:layer="layout" svg:x1="3.776cm" svg:y1="10.473cm" svg:x2="12.8cm" svg:y2="11cm" draw:start-shape="id5" draw:start-glue-point="3" svg:d="m3776 10473v526h9024v1" svg:viewBox="0 0 9025 528">
          <text:p/>
        </draw:connector>
        <draw:connector draw:style-name="gr4" draw:text-style-name="P1" xml:id="id7" draw:id="id7" draw:layer="layout" svg:x1="10.09cm" svg:y1="14.6cm" svg:x2="10.087cm" svg:y2="12.458cm" draw:start-shape="id6" draw:start-glue-point="0" svg:d="m10090 14600v-1321h-3v-821" svg:viewBox="0 0 4 2143">
          <text:p/>
        </draw:connector>
        <draw:connector draw:style-name="gr4" draw:text-style-name="P1" draw:layer="layout" svg:x1="10.087cm" svg:y1="12.458cm" svg:x2="12.816cm" svg:y2="11.328cm" draw:start-shape="id7" draw:start-glue-point="3" svg:d="m10087 12458v-827h2729v-303" svg:viewBox="0 0 2730 1131">
          <text:p/>
        </draw:connector>
        <draw:connector draw:style-name="gr4" draw:text-style-name="P1" draw:layer="layout" svg:x1="25.797cm" svg:y1="10.335cm" svg:x2="14.938cm" svg:y2="11.052cm" draw:start-shape="id8" draw:start-glue-point="3" svg:d="m25797 10335v621h-10859v96" svg:viewBox="0 0 10860 718">
          <text:p/>
        </draw:connector>
        <draw:frame draw:style-name="gr2" draw:text-style-name="P1" draw:layer="layout" svg:width="2.8cm" svg:height="2.8cm" svg:x="12.3cm" svg:y="9.1cm">
          <draw:image xlink:href="Pictures/1000020100000080000000804EC3E4B1.png" xlink:type="simple" xlink:show="embed" xlink:actuate="onLoad">
            <text:p/>
          </draw:image>
        </draw:frame>
        <draw:frame draw:style-name="gr2" draw:text-style-name="P1" draw:layer="layout" svg:width="3.199cm" svg:height="4.4cm" svg:x="19.8cm" svg:y="13.8cm">
          <draw:image xlink:href="Pictures/100002010000025800000384D7361B90.png" xlink:type="simple" xlink:show="embed" xlink:actuate="onLoad">
            <text:p/>
          </draw:image>
        </draw:frame>
        <draw:frame draw:style-name="gr2" draw:text-style-name="P1" draw:layer="layout" svg:width="3.199cm" svg:height="4.4cm" svg:x="17.4cm" svg:y="14.6cm">
          <draw:image xlink:href="Pictures/100002010000025800000384D7361B90.png" xlink:type="simple" xlink:show="embed" xlink:actuate="onLoad">
            <text:p/>
          </draw:image>
        </draw:frame>
        <draw:frame draw:style-name="gr2" draw:text-style-name="P1" draw:layer="layout" svg:width="3.677cm" svg:height="3cm" svg:x="16.123cm" svg:y="11.9cm">
          <draw:image xlink:href="Pictures/10000200000001EC0000017AF605C936.png" xlink:type="simple" xlink:show="embed" xlink:actuate="onLoad">
            <text:p/>
          </draw:image>
        </draw:frame>
        <draw:frame draw:style-name="gr7" draw:text-style-name="P3" draw:layer="layout" svg:width="2.6cm" svg:height="0.839cm" svg:x="9.1cm" svg:y="17.838cm">
          <draw:text-box>
            <text:p text:style-name="P3"><text:span text:style-name="T1">Server</text:span></text:p>
          </draw:text-box>
        </draw:frame>
        <draw:frame draw:style-name="gr7" draw:text-style-name="P3" draw:layer="layout" svg:width="4.4cm" svg:height="0.839cm" svg:x="4.8cm" svg:y="6.038cm">
          <draw:text-box>
            <text:p text:style-name="P3"><text:span text:style-name="T1">ZedBoard #1</text:span></text:p>
          </draw:text-box>
        </draw:frame>
        <draw:frame draw:style-name="gr7" draw:text-style-name="P3" draw:layer="layout" svg:width="4.4cm" svg:height="0.839cm" svg:x="20cm" svg:y="6.1cm">
          <draw:text-box>
            <text:p text:style-name="P3"><text:span text:style-name="T1">ZedBoard #2</text:span></text:p>
          </draw:text-box>
        </draw:frame>
        <draw:frame draw:style-name="gr7" draw:text-style-name="P3" draw:layer="layout" svg:width="2.323cm" svg:height="0.839cm" svg:x="12.6cm" svg:y="11.961cm">
          <draw:text-box>
            <text:p text:style-name="P3"><text:span text:style-name="T1">Router</text:span></text:p>
          </draw:text-box>
        </draw:frame>
        <draw:frame draw:style-name="gr7" draw:text-style-name="P3" draw:layer="layout" svg:width="2.8cm" svg:height="0.839cm" svg:x="16.6cm" svg:y="6.038cm">
          <draw:text-box>
            <text:p text:style-name="P3"><text:span text:style-name="T1">Imageon</text:span></text:p>
          </draw:text-box>
        </draw:frame>
        <draw:frame draw:style-name="gr7" draw:text-style-name="P3" draw:layer="layout" svg:width="4.6cm" svg:height="0.839cm" svg:x="19.6cm" svg:y="19.2cm">
          <draw:text-box>
            <text:p text:style-name="P3"><text:span text:style-name="T1">Aldebaran Nao's</text:span></text:p>
          </draw:text-box>
        </draw:frame>
        <draw:frame draw:style-name="gr7" draw:text-style-name="P3" draw:layer="layout" svg:width="2.6cm" svg:height="0.839cm" svg:x="9.6cm" svg:y="6cm">
          <draw:text-box>
            <text:p text:style-name="P3"><text:span text:style-name="T1">Imageon</text:span></text:p>
          </draw:text-box>
        </draw:frame>
        <draw:frame draw:style-name="gr8" draw:text-style-name="P4" draw:layer="layout" svg:width="1.4cm" svg:height="0.665cm" svg:x="5.6cm" svg:y="10.755cm">
          <draw:text-box>
            <text:p text:style-name="P4"><text:span text:style-name="T2">RJ45</text:span></text:p>
          </draw:text-box>
        </draw:frame>
        <draw:frame draw:style-name="gr8" draw:text-style-name="P4" draw:layer="layout" svg:width="1.4cm" svg:height="0.665cm" svg:x="21cm" svg:y="10.735cm">
          <draw:text-box>
            <text:p text:style-name="P4"><text:span text:style-name="T2">RJ45</text:span></text:p>
          </draw:text-box>
        </draw:frame>
        <draw:frame draw:style-name="gr8" draw:text-style-name="P4" draw:layer="layout" svg:width="1.4cm" svg:height="0.665cm" svg:x="9.4cm" svg:y="12.535cm">
          <draw:text-box>
            <text:p text:style-name="P4"><text:span text:style-name="T2">RJ45</text:span></text:p>
          </draw:text-box>
        </draw:frame>
        <draw:frame draw:style-name="gr8" draw:text-style-name="P4" draw:layer="layout" svg:width="1.4cm" svg:height="0.665cm" svg:x="15.2cm" svg:y="11.735cm">
          <draw:text-box>
            <text:p text:style-name="P4"><text:span text:style-name="T2">WiFi</text:span></text:p>
          </draw:text-box>
        </draw:frame>
        <draw:frame draw:style-name="gr8" draw:text-style-name="P4" draw:layer="layout" svg:width="1.4cm" svg:height="0.665cm" svg:x="18.8cm" svg:y="4.335cm">
          <draw:text-box>
            <text:p text:style-name="P4"><text:span text:style-name="T2">FMC</text:span></text:p>
          </draw:text-box>
        </draw:frame>
        <draw:frame draw:style-name="gr8" draw:text-style-name="P4" draw:layer="layout" svg:width="1.4cm" svg:height="0.665cm" svg:x="8.4cm" svg:y="4.335cm">
          <draw:text-box>
            <text:p text:style-name="P4"><text:span text:style-name="T2">FMC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1cm" svg:y="12.03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1cm" svg:y="12.036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vaccari </meta:initial-creator>
    <meta:creation-date>2015-06-15T16:25:26</meta:creation-date>
    <dc:date>2015-06-15T17:15:30</dc:date>
    <dc:creator>avaccari </dc:creator>
    <meta:editing-duration>PT39M17S</meta:editing-duration>
    <meta:editing-cycles>4</meta:editing-cycles>
    <meta:generator>LibreOffice/3.5$Linux_X86_64 LibreOffice_project/350m1$Build-2</meta:generator>
    <meta:document-statistic meta:object-count="52"/>
  </office:meta>
</office:document-meta>
</file>